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st (LVGL)</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ist.html" text:style-name="Internet_20_link" text:visited-style-name="Visited_20_Internet_20_Link">link</text:a>)</text:p>

            
                <text:list xml:id="list_List (LVGL)2" text:continue-numbering="true" text:continue-list="list_List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st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LVGL)4" text:continue-numbering="true" text:continue-list="list_List (LVG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st (LVGL)5" text:continue-numbering="true" text:continue-list="list_List (LVG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st (LVGL)6" text:continue-numbering="true" text:continue-list="list_List (LVG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LVGL)7" text:continue-numbering="true" text:continue-list="list_List (LVG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st (LVG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st (LVGL)9" text:continue-numbering="true" text:continue-list="list_List (LVG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LVGL)10" text:continue-numbering="true" text:continue-list="list_List (LVG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st (LVG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st (LVGL)12" text:continue-numbering="true" text:continue-list="list_List (LVG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LVGL)13" text:continue-numbering="true" text:continue-list="list_List (LVG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st (LVG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st (LVGL)15" text:continue-numbering="true" text:continue-list="list_List (LVG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LVGL)16" text:continue-numbering="true" text:continue-list="list_List (LVG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st (LVG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LVGL)18" text:continue-numbering="true" text:continue-list="list_List (LVG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LVGL)19" text:continue-numbering="true" text:continue-list="list_List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st (LVGL)20" text:continue-numbering="true" text:continue-list="list_List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st (LVGL)21" text:continue-numbering="true" text:continue-list="list_List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st (LVGL)22" text:continue-numbering="true" text:continue-list="list_List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st (LVGL)23" text:continue-numbering="true" text:continue-list="list_List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st (LVGL)24" text:continue-numbering="true" text:continue-list="list_List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st (LVGL)25" text:continue-numbering="true" text:continue-list="list_List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st (LVGL)26" text:continue-numbering="true" text:continue-list="list_List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st (LVGL)27" text:continue-numbering="true" text:continue-list="list_List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st (LVGL)28" text:continue-numbering="true" text:continue-list="list_List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st (LVGL)29" text:continue-numbering="true" text:continue-list="list_List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st (LVGL)30" text:continue-numbering="true" text:continue-list="list_List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st (LVGL)31" text:continue-numbering="true" text:continue-list="list_List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st (LVGL)32" text:continue-numbering="true" text:continue-list="list_List (LVG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st (LVGL)33" text:continue-numbering="true" text:continue-list="list_List (LVG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st (LVGL)34" text:continue-numbering="true" text:continue-list="list_List (LVG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st (LVGL)35" text:continue-numbering="true" text:continue-list="list_List (LVG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st (LVGL)36" text:continue-numbering="true" text:continue-list="list_List (LVG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st (LVGL)37" text:continue-numbering="true" text:continue-list="list_List (LVG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st (LVGL)38" text:continue-numbering="true" text:continue-list="list_List (LVG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st (LVGL)39" text:continue-numbering="true" text:continue-list="list_List (LVG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st (LVGL)40" text:continue-numbering="true" text:continue-list="list_List (LVG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st (LVGL)41" text:continue-numbering="true" text:continue-list="list_List (LVG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st (LVGL)42" text:continue-numbering="true" text:continue-list="list_List (LVGL)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st (LVGL)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st (LVGL)44" text:continue-numbering="true" text:continue-list="list_List (LVGL)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st (LVGL)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st (LVGL)46" text:continue-numbering="true" text:continue-list="list_List (LVGL)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st (LVGL)47" text:continue-numbering="true" text:continue-list="list_List (LVG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st (LVGL)48" text:continue-numbering="true" text:continue-list="list_List (LVG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st (LVGL)49" text:continue-numbering="true" text:continue-list="list_List (LVG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st (LVGL)50" text:continue-numbering="true" text:continue-list="list_List (LVG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st (LVGL)51" text:continue-numbering="true" text:continue-list="list_List (LVG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LVGL)52" text:continue-numbering="true" text:continue-list="list_List (LVG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LVGL)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LVGL)54" text:continue-numbering="true" text:continue-list="list_List (LVG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LVGL)55" text:continue-numbering="true" text:continue-list="list_List (LVG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LVGL)56" text:continue-numbering="true" text:continue-list="list_List (LVG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